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svg+xml" manifest:full-path="Pictures/0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FreeSerif" svg:font-family="FreeSerif"/>
    <style:font-face style:name="Times New Roman" svg:font-family="Times New Roman"/>
  </office:font-face-decls>
  <office:automatic-styles>
    <style:style style:family="text" style:name="T1" style:display-name="T1">
      <style:text-properties fo:font-size="16pt"/>
    </style:style>
    <style:style style:family="text" style:name="T2" style:display-name="T2">
      <style:text-properties fo:color="#000000" style:font-name="Times New Roman" fo:font-size="12pt" fo:language="ru" fo:country="RU" fo:font-weight="normal"/>
    </style:style>
    <style:style style:family="text" style:name="T3" style:display-name="T3">
      <style:text-properties style:font-name="Times New Roman" fo:font-size="12pt" fo:language="ru" fo:country="RU" fo:font-weight="normal"/>
    </style:style>
    <style:style style:family="paragraph" style:name="P5" style:display-name="P5" style:list-style-name="L1">
      <style:paragraph-properties fo:text-align="left" fo:text-indent="0.000000cm" fo:margin-left="0.508000cm" style:writing-mode="lr"/>
    </style:style>
    <style:style style:family="paragraph" style:name="P6" style:display-name="P6" style:parent-style-name="Normal">
      <style:paragraph-properties fo:text-align="center" style:writing-mode="lr"/>
    </style:style>
    <style:style style:family="paragraph" style:name="P7" style:display-name="P7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" style:display-name="P1" style:parent-style-name="Normal">
      <style:paragraph-properties fo:text-align="center"/>
      <style:text-properties fo:font-size="36pt"/>
    </style:style>
    <style:style style:family="paragraph" style:name="P2" style:display-name="P2" style:parent-style-name="Normal">
      <style:text-properties fo:font-size="18pt"/>
    </style:style>
    <style:style style:family="paragraph" style:name="P3" style:display-name="P3" style:parent-style-name="Normal">
      <style:paragraph-properties fo:text-align="end"/>
      <style:text-properties fo:font-size="18pt"/>
    </style:style>
    <style:style style:family="paragraph" style:name="P4" style:display-name="P4" style:parent-style-name="Normal">
      <style:paragraph-properties fo:text-align="left" style:writing-mode="lr"/>
    </style:style>
    <style:style style:family="section" style:name="Sect1" style:display-name="Sect1"/>
    <style:style style:family="graphic" style:name="graphic1" style:display-name="graphic1" style:parent-style-name="Graphics">
      <style:graphic-properties style:wrap="run-through" style:run-through="foreground" style:vertical-pos="top" style:vertical-rel="baseline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P1">Отчёт к лабораторной работе по курсу «Базы данных особого назначения»</text:p>
        <text:p text:style-name="Normal"/>
        <text:p text:style-name="P2"/>
        <text:p text:style-name="P3">Выполнил: студент группы ИУ7-27 </text:p>
        <text:p text:style-name="P3">Фроловский А.В.</text:p>
        <text:p text:style-name="P3">Руководитель: Мушкарин Е.Ю.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><text:span text:style-name="T1">Постановка задачи</text:span></text:p>
        <text:p text:style-name="Normal"/>
        <text:p text:style-name="Normal"><text:tab/>Необходимо разработать базу данных с использованием конструкций языка SQL, создать визуальный интерфейс осуществления доступа к информации, содержащейся в базе данных и основным запросам (для создания таблиц, поиска по 3 атрибутам (минимум)). Данные указанные в вариантах заданий являются лишь минимально необходимыми для реализации базы данных и призваны очертить предметную область, в рамках которой студент должен ее создать. Кроме того база данных должна быть ориентирована на использование конкретным пользователем или группой пользователей для решения реальных задач. </text:p>
        <text:p text:style-name="Normal"/>
        <text:p text:style-name="Normal"><text:span text:style-name="T1">Задание (вариант 7)</text:span></text:p>
        <text:p text:style-name="P4"><text:tab/>База данных должна содержать сведения:</text:p>
        <text:list text:style-name="L1">
          <text:list-item>
            <text:p text:style-name="P5">о лекарстве – Наименование, Изготовитель, Способ Применения, необходим ли рецепт, Цена. </text:p>
          </text:list-item>
          <text:list-item>
            <text:p text:style-name="P5">об аптеке — Наименование, Адрес, Время работы, Перечень лекарств в наличии. </text:p>
          </text:list-item>
          <text:list-item>
            <text:p text:style-name="P5">об изготовителе — Наименование, страна производитель, сколько лет на рынке.</text:p>
          </text:list-item>
        </text:list>
        <text:p text:style-name="P4"/>
        <text:p text:style-name="P4"><text:span text:style-name="T1">Логическое проектирование БД</text:span></text:p>
        <text:p text:style-name="P4"><text:tab/>В предметной области можно выделить 3 сущности («лекарство», «изготовитель» (производитель) и «аптека») и 2 отношения («продаёт» и «производит»). Сущность «лекарство» будет иметь 4 атрибута: ID (является первичным ключом), наименование, способ применения и необходимость рецепта. <text:span text:style-name="T2">Сущность «изготовитель» будет иметь 4 атрибута: ID (является первичным ключом), наименование, дата основания и страна. Сущность «аптека» будет иметь 4 атрибута: ID (является первичным ключом), наименование, адрес и часы работы. Между сущностями «лекарство» и «изготовитель» будет бинарное отношение «производит». И между сущностями «лекарство», «изготовитель» и «аптека» будет тернарное отношение «продаёт», которое помимо идентификаторов лекарства, изготовителя и аптеки содержит атрибут цена. ER-диаграмма проектируемой БД «лекарства» представлена на рис. 1.</text:span></text:p>
        <text:p text:style-name="P4"/>
        <text:p text:style-name="P4"><draw:frame text:anchor-type="as-char" draw:z-index="0" draw:style-name="graphic1" svg:width="6.6889in" svg:height="3.7500in"><draw:image xlink:href="Pictures/0" xlink:type="simple" xlink:show="embed" xlink:actuate="onLoad"/></draw:frame></text:p>
        <text:p text:style-name="P6">Рис. 1. ER-диаграмма БД «лекарства»</text:p>
        <text:p text:style-name="P4"/>
        <text:p text:style-name="P4"><text:span text:style-name="T1">Физическое проектирование БД</text:span></text:p>
        <text:p text:style-name="P4"/>
        <text:p text:style-name="P4"><text:tab/>Каждая из сущностей «лекарство», «изготовитель» и «аптека» будут отображены в таблицы medicines, makers и pharmacies соответственно. Для создания данных таблиц могут использоваться следующие запросы на языке SQL:</text:p>
        <text:p text:style-name="P4"/>
        <text:p text:style-name="P4"><text:span text:style-name="T3">CREATE TABLE `medicines` (</text:span></text:p>
        <text:p text:style-name="P7"><text:span text:style-name="T3"><text:tab/>id INT NOT NULL AUTO_INCREMENT PRIMARY KEY,</text:span></text:p>
        <text:p text:style-name="P7"><text:span text:style-name="T3"><text:tab/>name VARCHAR(255) NOT NULL,</text:span></text:p>
        <text:p text:style-name="P7"><text:span text:style-name="T3"><text:tab/>is_recipe BOOLEAN NOT NULL DEFAULT 0,</text:span></text:p>
        <text:p text:style-name="P7"><text:span text:style-name="T3"><text:tab/>route TEXT </text:span></text:p>
        <text:p text:style-name="P7"><text:span text:style-name="T3">);</text:span></text:p>
        <text:p text:style-name="P7"/>
        <text:p text:style-name="P4">CREATE TABLE `makers` (</text:p>
        <text:p text:style-name="P4"><text:tab/>id INT NOT NULL AUTO_INCREMENT PRIMARY KEY,</text:p>
        <text:p text:style-name="P4"><text:tab/>name VARCHAR(255) NOT NULL,</text:p>
        <text:p text:style-name="P4"><text:tab/>created_at TIMESTAMP DEFAULT NOW(),</text:p>
        <text:p text:style-name="P4"><text:tab/>country VARCHAR(255)</text:p>
        <text:p text:style-name="P4">);</text:p>
        <text:p text:style-name="P4"/>
        <text:p text:style-name="P4">CREATE TABLE `pharmacies` (</text:p>
        <text:p text:style-name="P4"><text:tab/>id INT NOT NULL AUTO_INCREMENT PRIMARY KEY,</text:p>
        <text:p text:style-name="P4"><text:tab/>name VARCHAR(255) NOT NULL,</text:p>
        <text:p text:style-name="P4"><text:tab/>address VARCHAR(255) NOT NULL,</text:p>
        <text:p text:style-name="P4"><text:tab/>working_time VARCHAR(255) NOT NULL</text:p>
        <text:p text:style-name="P4">);</text:p>
        <text:p text:style-name="P4"><text:tab/>Отношения «производит» и «продаёт» имеют тип «многие-ко-многим», поэтому они также будут отображены в таблицы medicines_makers и medicines_makers_pharmacies соответственно, создание которых может быть описано следующим запросом на языке SQL:</text:p>
        <text:p text:style-name="P4"/>
        <text:p text:style-name="P4">CREATE TABLE `medicines_makers` (</text:p>
        <text:p text:style-name="P4"><text:tab/>id INT NOT NULL AUTO_INCREMENT PRIMARY KEY,</text:p>
        <text:p text:style-name="P4"><text:tab/>medicine_id INT NOT NULL,</text:p>
        <text:p text:style-name="P4"><text:tab/>maker_id INT NOT NULL,</text:p>
        <text:p text:style-name="P4"><text:tab/>CONSTRAINT FOREIGN KEY (`medicine_id`) REFERENCES `medicines` (`id`) ON DELETE CASCADE,</text:p>
        <text:p text:style-name="P4"><text:tab/>CONSTRAINT FOREIGN KEY (`maker_id`) REFERENCES `makers` (`id`) ON DELETE CASCADE</text:p>
        <text:p text:style-name="P4">);</text:p>
        <text:p text:style-name="P4"/>
        <text:p text:style-name="P4">CREATE TABLE `medicines_makers_pharmacies` (</text:p>
        <text:p text:style-name="P4"><text:tab/>id INT NOT NULL AUTO_INCREMENT PRIMARY KEY,</text:p>
        <text:p text:style-name="P4"><text:tab/>medicine_id INT NOT NULL,</text:p>
        <text:p text:style-name="P4"><text:tab/>maker_id INT NOT NULL,</text:p>
        <text:p text:style-name="P4"><text:tab/>pharmacy_id INT NOT NULL,</text:p>
        <text:p text:style-name="P4"><text:tab/>cost INT NOT NULL,</text:p>
        <text:p text:style-name="P4"><text:tab/>CONSTRAINT FOREIGN KEY (`medicine_id`) REFERENCES `medicines` (`id`) ON DELETE CASCADE,</text:p>
        <text:p text:style-name="P4"><text:tab/>CONSTRAINT FOREIGN KEY (`maker_id`) REFERENCES `makers` (`id`) ON DELETE CASCADE,</text:p>
        <text:p text:style-name="P4"><text:tab/>CONSTRAINT FOREIGN KEY (`pharmacy_id`) REFERENCES `pharmacies` (`id`) ON DELETE CASCADE</text:p>
        <text:p text:style-name="P4">);</text:p>
        <text:p text:style-name="P4"/>
        <text:p text:style-name="P4"><text:span text:style-name="T1">Пользовательское приложение</text:span></text:p>
        <text:p text:style-name="P4"><text:tab/>Для реализации пользовательского приложения, предоставляющего удобный интерфейс доступа к данным БД «лекарства», был выбран язык python и фреймворк django. Для доступа к данным БД необходимо задать описание соответствующих моделей, посредством которых будет производиться объектно-реляционное отображение записей таблиц в объекты соответствующих им моделей. Для проектируемой БД модели будут иметь следующий вид:</text:p>
        <text:p text:style-name="P4">class Maker(models.Model):</text:p>
        <text:p text:style-name="P4"> <text:s text:c="3"/>id = models.IntegerField(primary_key=True)</text:p>
        <text:p text:style-name="P4"> <text:s text:c="3"/>name = models.CharField(max_length=255)</text:p>
        <text:p text:style-name="P4"> <text:s text:c="3"/>created_at = models.DateTimeField()</text:p>
        <text:p text:style-name="P4"> <text:s text:c="3"/>country = models.CharField(max_length=255)</text:p>
        <text:p text:style-name="P4"/>
        <text:p text:style-name="P4"> <text:s text:c="3"/>class Meta:</text:p>
        <text:p text:style-name="P4"> <text:s text:c="7"/>db_table = 'makers'</text:p>
        <text:p text:style-name="P4"/>
        <text:p text:style-name="P4"/>
        <text:p text:style-name="P4">class Medicine(models.Model):</text:p>
        <text:p text:style-name="P4"> <text:s text:c="3"/>id = models.IntegerField(primary_key=True)</text:p>
        <text:p text:style-name="P4"> <text:s text:c="3"/>name = models.CharField(max_length=255)</text:p>
        <text:p text:style-name="P4"> <text:s text:c="3"/>is_recipe = models.BooleanField()</text:p>
        <text:p text:style-name="P4"> <text:s text:c="3"/>route = models.TextField()</text:p>
        <text:p text:style-name="P4"/>
        <text:p text:style-name="P4"> <text:s text:c="3"/>class Meta:</text:p>
        <text:p text:style-name="P4"> <text:s text:c="7"/>db_table = 'medicines'</text:p>
        <text:p text:style-name="P4"/>
        <text:p text:style-name="P4"/>
        <text:p text:style-name="P4">class Pharmacy(models.Model):</text:p>
        <text:p text:style-name="P4"> <text:s text:c="3"/>id = models.IntegerField(primary_key=True)</text:p>
        <text:p text:style-name="P4"> <text:s text:c="3"/>name = models.CharField(max_length=255)</text:p>
        <text:p text:style-name="P4"> <text:s text:c="3"/>address = models.CharField(max_length=255)</text:p>
        <text:p text:style-name="P4"> <text:s text:c="3"/>working_time = models.CharField(max_length=255)</text:p>
        <text:p text:style-name="P4"/>
        <text:p text:style-name="P4"> <text:s text:c="3"/>class Meta:</text:p>
        <text:p text:style-name="P4"> <text:s text:c="7"/>db_table = 'pharmacies'</text:p>
        <text:p text:style-name="P4"/>
        <text:p text:style-name="P4"> <text:s text:c="3"/>def working_time_str(self):</text:p>
        <text:p text:style-name="P4"> <text:s text:c="7"/>week_days = [u'пн', <text:s/>u'вт', u'ср', u'чт', u'пт', u'сб', u'вс']</text:p>
        <text:p text:style-name="P4"> <text:s text:c="7"/>days = zip(week_days, json.loads(self.working_time))</text:p>
        <text:p text:style-name="P4"> <text:s text:c="7"/>result = u''</text:p>
        <text:p text:style-name="P4"> <text:s text:c="7"/>for day in days:</text:p>
        <text:p text:style-name="P4"> <text:s text:c="11"/>if day[1] is not None:</text:p>
        <text:p text:style-name="P4"> <text:s text:c="15"/>result += u'%s %s-%s ' % (day[0], day[1][0], day[1][1])</text:p>
        <text:p text:style-name="P4"> <text:s text:c="11"/>else:</text:p>
        <text:p text:style-name="P4"> <text:s text:c="15"/>result += u'%s - вых ' % day[0]</text:p>
        <text:p text:style-name="P4"> <text:s text:c="7"/>return result</text:p>
        <text:p text:style-name="P4"> <text:s text:c="3"/>working_time_str.allow_tags = True</text:p>
        <text:p text:style-name="P4"/>
        <text:p text:style-name="P4"/>
        <text:p text:style-name="P4"/>
        <text:p text:style-name="P4">class MakerMedicine(models.Model):</text:p>
        <text:p text:style-name="P4"> <text:s text:c="3"/>id = models.IntegerField(primary_key=True)</text:p>
        <text:p text:style-name="P4"> <text:s text:c="3"/>medicine = models.ForeignKey(Medicine)</text:p>
        <text:p text:style-name="P4"> <text:s text:c="3"/>maker = models.ForeignKey(Maker)</text:p>
        <text:p text:style-name="P4"/>
        <text:p text:style-name="P4"> <text:s text:c="3"/>class Meta:</text:p>
        <text:p text:style-name="P4"> <text:s text:c="7"/>db_table = 'medicines_makers'</text:p>
        <text:p text:style-name="P4"/>
        <text:p text:style-name="P4"/>
        <text:p text:style-name="P4">class PharmacyMakerMedicine(models.Model):</text:p>
        <text:p text:style-name="P4"> <text:s text:c="3"/>id = models.IntegerField(primary_key=True)</text:p>
        <text:p text:style-name="P4"> <text:s text:c="3"/>medicine = models.ForeignKey(Medicine)</text:p>
        <text:p text:style-name="P4"> <text:s text:c="3"/>maker = models.ForeignKey(Maker)</text:p>
        <text:p text:style-name="P4"> <text:s text:c="3"/>pharmacy = models.ForeignKey(Pharmacy)</text:p>
        <text:p text:style-name="P4"> <text:s text:c="3"/>cost = models.IntegerField()</text:p>
        <text:p text:style-name="P4"/>
        <text:p text:style-name="P4"> <text:s text:c="3"/>class Meta:</text:p>
        <text:p text:style-name="P4"> <text:s text:c="7"/>db_table = 'medicines_makers_pharmacies'</text:p>
        <text:p text:style-name="P4"/>
        <text:p text:style-name="P4"><text:tab/>Для возможности использования стандартного <text:span text:style-name="T2">администраторского </text:span>интерфейса, позволяющего производить просмотр и модификацию данных таблиц необходимо выполнить следующие шаги: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style:default-style style:family="paragraph">
      <style:paragraph-properties style:tab-stop-distance="1.251cm"/>
    </style:default-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Normal" style:display-name="Normal"/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graphic" style:name="Graphics" style:display-name="Graphics"/>
  </office:styles>
  <office:automatic-styles>
    <style:page-layout style:name="Standard">
      <style:page-layout-properties fo:page-width="8.267717in" fo:page-height="11.692913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alex </meta:initial-creator>
    <dc:creator>alex </dc:creator>
    <meta:creation-date>2013-05-26T13:44:54</meta:creation-date>
    <dc:date>2013-05-26T13:50:42</dc:date>
  </office:meta>
</office:document-meta>
</file>